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dobe Caslon Pro" svg:font-family="'Adobe Caslon Pro'" style:font-pitch="variable"/>
    <style:font-face style:name="Adobe Caslon Pro2" svg:font-family="'Adobe Caslon Pro'" style:font-adornments="Regular" style:font-pitch="variable"/>
    <style:font-face style:name="Adobe Caslon Pro1" svg:font-family="'Adobe Caslon Pro'" style:font-adornments="Semi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font-size="20pt" style:font-size-asian="20pt" style:font-size-complex="20pt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left="0in" fo:margin-right="0in" fo:text-indent="0.2917in" style:auto-text-indent="false"/>
    </style:style>
    <style:style style:name="P5" style:family="paragraph" style:parent-style-name="Text_20_body">
      <style:paragraph-properties fo:margin-left="0in" fo:margin-right="0in" fo:text-indent="0.2811in" style:auto-text-indent="false">
        <style:tab-stops/>
      </style:paragraph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onty Carlo</text:h>
      <text:p text:style-name="P4">Monty Carlo is a modular Monte Carlo engine, suitable for statistical systems. The subgroup of all <text:s/>Monte Carlo algorithms that Monty Carlo will be affiliated with will be the ones that have the structure of a energy minimizing (or fitness maximizing) randomized repetitive process.</text:p>
      <text:p text:style-name="P4">In a clearer context, Monty Carlo will need,</text:p>
      <text:list xml:id="list1798768671" text:style-name="L2">
        <text:list-item>
          <text:p text:style-name="P2">a definition of the “state” that is in question.</text:p>
        </text:list-item>
        <text:list-item>
          <text:p text:style-name="P2">an initial state, in the type of the state that was presented.</text:p>
        </text:list-item>
        <text:list-item>
          <text:p text:style-name="P2">a set of parameters that are defined with reference to the objects of the state</text:p>
        </text:list-item>
        <text:list-item>
          <text:p text:style-name="P2">an energy (or fitness) definition in which the randomized process depends on</text:p>
        </text:list-item>
        <text:list-item>
          <text:p text:style-name="P2">an operation to the system if the random process returns active</text:p>
        </text:list-item>
      </text:list>
      <text:p text:style-name="Text_20_body">as an addition to this chronological list of inputs, the algorithm may be customized with,</text:p>
      <text:list xml:id="list1576388539" text:style-name="L3">
        <text:list-item>
          <text:p text:style-name="P3">the nature of the random number generator.</text:p>
        </text:list-item>
        <text:list-item>
          <text:p text:style-name="P3">a set of widely used systems, and a library built upon the definitions needed for those systems.</text:p>
          <text:list>
            <text:list-item>
              <text:p text:style-name="P3">2D and 3D Ising spin systems</text:p>
            </text:list-item>
            <text:list-item>
              <text:p text:style-name="P3">3D crystal spin systems</text:p>
            </text:list-item>
            <text:list-item>
              <text:p text:style-name="P3">gaseous systems</text:p>
            </text:list-item>
          </text:list>
        </text:list-item>
      </text:list>
      <text:p text:style-name="P5">Monty Carlo gets the initial state as an input, then starts a randomized process. It takes a predefined change in the system, and calculates the energy difference for that change to occur for that condition. Then, it takes a random number, and checks the qualification criterion. If the process qualifies, this process is executed. Thi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dobe Caslon Pro" svg:font-family="'Adobe Caslon Pro'" style:font-pitch="variable"/>
    <style:font-face style:name="Adobe Caslon Pro2" svg:font-family="'Adobe Caslon Pro'" style:font-adornments="Regular" style:font-pitch="variable"/>
    <style:font-face style:name="Adobe Caslon Pro1" svg:font-family="'Adobe Caslon Pro'" style:font-adornments="Semi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dobe Caslon Pro2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style:font-name="Adobe Caslon Pro1" fo:font-size="115%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met Anıl</meta:initial-creator>
    <meta:creation-date>2011-08-09T20:33:03</meta:creation-date>
    <dc:date>2011-08-10T11:21:11</dc:date>
    <dc:creator>Mehmet Anıl</dc:creator>
    <meta:editing-duration>PT14H32M58S</meta:editing-duration>
    <meta:editing-cycles>4</meta:editing-cycles>
    <meta:generator>LibreOffice/3.3$Linux LibreOffice_project/330m19$Build-202</meta:generator>
    <meta:document-statistic meta:table-count="0" meta:image-count="0" meta:object-count="0" meta:page-count="1" meta:paragraph-count="15" meta:word-count="230" meta:character-count="1306"/>
  </office:meta>
</office:document-meta>
</file>